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c5f7" officeooo:paragraph-rsid="000ec5f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ec5f7" officeooo:paragraph-rsid="000ec5f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4pt" fo:font-style="normal" fo:font-weight="bold" officeooo:rsid="000ec5f7" officeooo:paragraph-rsid="000ec5f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2pt" fo:font-style="normal" fo:font-weight="normal" officeooo:rsid="000ec5f7" officeooo:paragraph-rsid="000ec5f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4pt" fo:font-style="normal" fo:font-weight="bold" officeooo:rsid="000f3cf1" officeooo:paragraph-rsid="000f3cf1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 style:list-style-name="L1">
      <style:text-properties fo:font-size="12pt" fo:font-style="normal" fo:font-weight="normal" officeooo:rsid="000f3cf1" officeooo:paragraph-rsid="000f3cf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heritance</text:p>
      <text:p text:style-name="P1"/>
      <text:p text:style-name="P2"><text:span text:style-name="T1">Inheritance</text:span> is the mechanism by which objects inherit properties and methods from other objects.</text:p>
      <text:p text:style-name="P2"/>
      <text:p text:style-name="P3">Polymorphism</text:p>
      <text:p text:style-name="P4"/>
      <text:p text:style-name="P4"><text:span text:style-name="T1">Polymorphism</text:span> allows methods to have different implementations <text:s/>on different objects. An object can override a method it inherits, adapting it for specific needs.</text:p>
      <text:p text:style-name="P4"/>
      <text:p text:style-name="P5"><text:span text:style-name="T1">Super</text:span> Keyword</text:p>
      <text:p text:style-name="P5"/>
      <text:list text:style-name="L1">
        <text:list-item>
          <text:p text:style-name="P6">Access properties on the superclass’s prototype</text:p>
        </text:list-item>
        <text:list-item>
          <text:p text:style-name="P6">Invoke the superclass’s constructor</text:p>
        </text:list-item>
      </text:list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4:01:43.905000000</meta:creation-date>
    <dc:date>2025-01-29T14:32:27.807000000</dc:date>
    <meta:editing-duration>PT8M7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7" meta:word-count="53" meta:character-count="379" meta:non-whitespace-character-count="334"/>
  </office:meta>
</office:document-meta>
</file>